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28c22" officeooo:paragraph-rsid="00228c22"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fo:color="#0000ff"/>
    </style:style>
    <style:style style:name="P7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text-align="justify" style:justify-single-word="false"/>
    </style:style>
    <style:style style:name="P9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text-properties fo:language="ru" fo:country="RU"/>
    </style:style>
    <style:style style:name="P100" style:family="paragraph" style:parent-style-name="Text_20_body">
      <loext:graphic-properties draw:fill="solid" draw:fill-color="#eeeeee" draw:opacity="100%"/>
      <style:paragraph-properties fo:background-color="#eeeeee"/>
      <style:text-properties fo:language="ru" fo:country="RU"/>
    </style:style>
    <style:style style:name="P10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2" style:family="paragraph" style:parent-style-name="Text_20_body">
      <style:text-properties fo:language="en" fo:country="US"/>
    </style:style>
    <style:style style:name="P103" style:family="paragraph" style:parent-style-name="Text_20_body">
      <loext:graphic-properties draw:fill="solid" draw:fill-color="#eeeeee" draw:opacity="100%"/>
      <style:paragraph-properties fo:background-color="#eeeeee"/>
    </style:style>
    <style:style style:name="P104" style:family="paragraph" style:parent-style-name="First_20_line_20_indent">
      <loext:graphic-properties draw:fill="solid" draw:fill-color="#eeeeee" draw:opacity="100%"/>
      <style:paragraph-properties fo:background-color="#eeeeee"/>
      <style:text-properties fo:language="ru" fo:country="RU"/>
    </style:style>
    <style:style style:name="P10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6" style:family="paragraph" style:parent-style-name="Text_20_body">
      <style:paragraph-properties fo:margin-left="0in" fo:margin-right="0in" fo:text-align="justify" style:justify-single-word="false" fo:text-indent="0in" style:auto-text-indent="false"/>
    </style:style>
    <style:style style:name="P107" style:family="paragraph" style:parent-style-name="Text_20_body">
      <style:paragraph-properties fo:margin-left="0in" fo:margin-right="0in" fo:text-align="justify" style:justify-single-word="false" fo:text-indent="0in" style:auto-text-indent="false"/>
      <style:text-properties fo:color="#800000"/>
    </style:style>
    <style:style style:name="P10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9" style:family="paragraph" style:parent-style-name="Text_20_body">
      <style:paragraph-properties fo:margin-left="0in" fo:margin-right="0in" fo:text-align="center" style:justify-single-word="false" fo:text-indent="0in" style:auto-text-indent="false"/>
    </style:style>
    <style:style style:name="P11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0" style:family="paragraph" style:parent-style-name="Footnote">
      <style:paragraph-properties fo:margin-left="0in" fo:margin-right="0in" fo:text-indent="0in" style:auto-text-indent="false"/>
      <style:text-properties fo:language="en" fo:country="US"/>
    </style:style>
    <style:style style:name="P121" style:family="paragraph" style:parent-style-name="Footnote">
      <style:text-properties fo:language="en" fo:country="US"/>
    </style:style>
    <style:style style:name="P122" style:family="paragraph" style:parent-style-name="Footnote">
      <style:text-properties fo:language="ru" fo:country="RU"/>
    </style:style>
    <style:style style:name="P123" style:family="paragraph" style:parent-style-name="Footnote">
      <style:text-properties style:use-window-font-color="true"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2" style:family="paragraph" style:parent-style-name="Standard">
      <style:text-properties fo:font-style="italic" style:font-style-asian="italic" style:font-style-complex="italic"/>
    </style:style>
    <style:style style:name="P133" style:family="paragraph" style:parent-style-name="Text_20_body" style:list-style-name="L1">
      <style:paragraph-properties fo:text-align="justify" style:justify-single-word="false"/>
    </style:style>
    <style:style style:name="P134" style:family="paragraph" style:parent-style-name="Text_20_body" style:list-style-name="L1">
      <style:paragraph-properties fo:text-align="justify" style:justify-single-word="false"/>
      <style:text-properties fo:language="ru" fo:country="RU"/>
    </style:style>
    <style:style style:name="P135" style:family="paragraph" style:parent-style-name="Text_20_body" style:list-style-name="L2">
      <style:paragraph-properties fo:text-align="justify" style:justify-single-word="false"/>
      <style:text-properties fo:language="ru" fo:country="RU"/>
    </style:style>
    <style:style style:name="P13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7" style:family="paragraph" style:parent-style-name="Text_20_body" style:list-style-name="L3">
      <style:text-properties fo:language="ru" fo:country="RU"/>
    </style:style>
    <style:style style:name="P138" style:family="paragraph" style:parent-style-name="Text_20_body" style:list-style-name="L3">
      <style:text-properties fo:language="ru" fo:country="RU" fo:background-color="#ffff00"/>
    </style:style>
    <style:style style:name="P13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28c22" officeooo:paragraph-rsid="002e7d12" style:font-style-asian="italic" style:font-weight-asian="normal" style:font-style-complex="italic" style:font-weight-complex="normal"/>
    </style:style>
    <style:style style:name="P14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6" style:family="paragraph" style:parent-style-name="Heading_20_1">
      <loext:graphic-properties draw:fill="solid" draw:fill-color="#eeeeee" draw:opacity="100%"/>
      <style:paragraph-properties fo:background-color="#eeeeee"/>
    </style:style>
    <style:style style:name="P147" style:family="paragraph" style:parent-style-name="Heading_20_1">
      <style:paragraph-properties fo:margin-left="0in" fo:margin-right="0in" fo:text-align="center" style:justify-single-word="false" fo:text-indent="0.1965in" style:auto-text-indent="false"/>
    </style:style>
    <style:style style:name="P148" style:family="paragraph" style:parent-style-name="Heading_20_2">
      <style:text-properties fo:language="en" fo:country="US"/>
    </style:style>
    <style:style style:name="P149" style:family="paragraph" style:parent-style-name="Heading_20_2">
      <style:text-properties fo:language="ru" fo:country="RU"/>
    </style:style>
    <style:style style:name="P150" style:family="paragraph" style:parent-style-name="Heading_20_2">
      <loext:graphic-properties draw:fill="solid" draw:fill-color="#eeeeee" draw:opacity="100%"/>
      <style:paragraph-properties fo:background-color="#eeeeee"/>
      <style:text-properties fo:language="ru" fo:country="RU"/>
    </style:style>
    <style:style style:name="P151" style:family="paragraph" style:parent-style-name="Heading_20_2">
      <loext:graphic-properties draw:fill="solid" draw:fill-color="#eeeeee" draw:opacity="100%"/>
      <style:paragraph-properties fo:background-color="#eeeeee"/>
    </style:style>
    <style:style style:name="P15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2954c9"/>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loext:char-shading-value="0" style:font-style-asian="normal" style:font-style-complex="normal"/>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color="#3333ff" fo:language="en" fo:country="US"/>
    </style:style>
    <style:style style:name="T52" style:family="text">
      <style:text-properties fo:font-style="normal" style:font-style-asian="normal" style:font-style-complex="normal"/>
    </style:style>
    <style:style style:name="T53" style:family="text">
      <style:text-properties fo:color="#0066ff"/>
    </style:style>
    <style:style style:name="T54" style:family="text">
      <style:text-properties fo:color="#0066ff" fo:language="en" fo:country="US" fo:font-style="normal" fo:background-color="transparent" loext:char-shading-value="0" style:font-style-asian="normal" style:font-style-complex="normal"/>
    </style:style>
    <style:style style:name="T55" style:family="text">
      <style:text-properties fo:background-color="#ffff00" loext:char-shading-value="0"/>
    </style:style>
    <style:style style:name="T56" style:family="text">
      <style:text-properties fo:color="#00ccff"/>
    </style:style>
    <style:style style:name="T57" style:family="text">
      <style:text-properties fo:font-weight="normal" style:font-weight-asian="normal" style:font-weight-complex="normal"/>
    </style:style>
    <style:style style:name="T58" style:family="text">
      <style:text-properties fo:color="#0066cc"/>
    </style:style>
    <style:style style:name="T59" style:family="text">
      <style:text-properties fo:color="#0000cc"/>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officeooo:rsid="001fe617"/>
    </style:style>
    <style:style style:name="T64" style:family="text">
      <style:text-properties officeooo:rsid="0022414d"/>
    </style:style>
    <style:style style:name="T65" style:family="text">
      <style:text-properties officeooo:rsid="002267f4"/>
    </style:style>
    <style:style style:name="T66" style:family="text">
      <style:text-properties officeooo:rsid="0023ab62"/>
    </style:style>
    <style:style style:name="T67" style:family="text">
      <style:text-properties officeooo:rsid="0026543f"/>
    </style:style>
    <style:style style:name="T68" style:family="text">
      <style:text-properties officeooo:rsid="0027bbe7"/>
    </style:style>
    <style:style style:name="T69" style:family="text">
      <style:text-properties officeooo:rsid="002954c9"/>
    </style:style>
    <style:style style:name="T70" style:family="text">
      <style:text-properties officeooo:rsid="002972d2"/>
    </style:style>
    <style:style style:name="T71" style:family="text">
      <style:text-properties officeooo:rsid="002ab50e"/>
    </style:style>
    <style:style style:name="T72" style:family="text">
      <style:text-properties officeooo:rsid="002e7d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9">Обмен ( <text:a xlink:type="simple" xlink:href="https://darkpony.ru/obmen/" text:style-name="Internet_20_link" text:visited-style-name="Visited_20_Internet_20_Link">https://darkpony.ru/obmen/</text:a> )</text:p>
      <text:p text:style-name="P102">Fallout Equestria</text:p>
      <text:p text:style-name="P99">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29014652853124114" text:style-name="L1">
        <text:list-item>
          <text:p text:style-name="P133">добавить детектив <text:span text:style-name="T1">(реализовано)</text:span>+ магические уроки/трактаты Старсвирла (реализовано)</text:p>
        </text:list-item>
        <text:list-item>
          <text:p text:style-name="P134">Терра несколько раз пытается убить Макса (один раз — в аквапарке). Несколько раз Макса спасает Селестия (даёт приказы Нексусу)</text:p>
        </text:list-item>
        <text:list-item>
          <text:p text:style-name="P134">Книги:</text:p>
        </text:list-item>
      </text:list>
      <text:list xml:id="list7471816672442259556" text:style-name="L2">
        <text:list-item>
          <text:p text:style-name="P135">«Великие грифоны прошлого» - из канона (5<text:span text:style-name="T8">s8e)</text:span></text:p>
        </text:list-item>
        <text:list-item>
          <text:p text:style-name="P135">«Высшие заклинания в повседневном использовании: от песчинки до дворца»</text:p>
        </text:list-item>
        <text:list-item>
          <text:p text:style-name="P136">«Малоизвестные аспекты магии трансформаций»</text:p>
        </text:list-item>
        <text:list-item>
          <text:p text:style-name="P13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5">Дасти Вейфарер «Зебрианская культура, быт и фольклор»</text:p>
        </text:list-item>
        <text:list-item>
          <text:p text:style-name="P135">«Краткая история Эквестрии»</text:p>
        </text:list-item>
        <text:list-item>
          <text:p text:style-name="P135">«Шедевры архитектуры Эквестрии» с разделом о Кантерлотском Королевском Дворце</text:p>
        </text:list-item>
        <text:list-item>
          <text:p text:style-name="P135">«Великие дела и великие чары». Страница 893: …</text:p>
        </text:list-item>
        <text:list-item>
          <text:p text:style-name="P135">«Природа Проклятий» - обмен</text:p>
        </text:list-item>
        <text:list-item>
          <text:p text:style-name="P135">«<text:span text:style-name="T45">Магия для Чайников</text:span>» - обмен</text:p>
        </text:list-item>
        <text:list-item>
          <text:p text:style-name="P135">«Энциклопедия Арканум» - обмен</text:p>
        </text:list-item>
        <text:list-item>
          <text:p text:style-name="P135">«О Гейсах» - обмен</text:p>
        </text:list-item>
        <text:list-item>
          <text:p text:style-name="P135">«<text:span text:style-name="T55">Тайны Тайных Наук</text:span>» - обмен</text:p>
        </text:list-item>
        <text:list-item>
          <text:p text:style-name="P136"><text:soft-page-break/>«Основы Заклятий» - обмен</text:p>
        </text:list-item>
        <text:list-item>
          <text:p text:style-name="P135">«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119908023164515316" text:style-name="L3">
        <text:list-item>
          <text:p text:style-name="P13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8">Селестия — переменчивая пони. В одно время не строгая, а в другое может быть такой, что страшно становится</text:p>
        </text:list-item>
        <text:list-item>
          <text:p text:style-name="P137">У Селестии были такие элементы гармонии: Магия, Доброта, Смех. У Луны — Верность, Честность, Щедрость. (ксенофазия)</text:p>
        </text:list-item>
        <text:list-item>
          <text:p text:style-name="P13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7">Около 820-ти лет назад будущий маг Лайтнинг Стар поступил на обучение к наставнику Тииспоту</text:p>
        </text:list-item>
        <text:list-item>
          <text:p text:style-name="P13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7">У Селестии грива и хвост развеваются и переливаются от магического шампуня</text:p>
        </text:list-item>
        <text:list-item>
          <text:p text:style-name="P137">Тело Селестии очень крепкое — может выдержать несколько тонн земли</text:p>
        </text:list-item>
        <text:list-item>
          <text:p text:style-name="P137">Дискорд намного старше принцесс, его магия сильнее ихней на голову</text:p>
        </text:list-item>
        <text:list-item>
          <text:p text:style-name="P137">Луна младше Селестии на 3 года. Сёстрам около 5000 лет. По другим данным, Селестии около 2500 лет (Обмен).</text:p>
        </text:list-item>
        <text:list-item>
          <text:p text:style-name="P137">Принцессы начали войну с Дискордом в возрасте, когда им было около 700 лет — и продолжалась война почти сто лет</text:p>
        </text:list-item>
        <text:list-item>
          <text:p text:style-name="P137">Самый главный враг сестёр и Дискорда — скука</text:p>
        </text:list-item>
        <text:list-item>
          <text:p text:style-name="P137">В Эквестрии на одного жеребца приходится четыре - пять кобыл</text:p>
        </text:list-item>
        <text:list-item>
          <text:p text:style-name="P13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7">Селестия в первые полторы тысячи лет путешествовала — и заварила несколько войн (две — с Эквестрией, в одной была против Луны)</text:p>
        </text:list-item>
        <text:list-item>
          <text:p text:style-name="P137">Настоящий цвет гривы Селестии — клубнично-розовая. Радужный цвет гривы и хвоста поддерживается магией</text:p>
        </text:list-item>
        <text:list-item>
          <text:p text:style-name="P137">Кроме Дискорда, старше сестёр ещё старейшина драконов</text:p>
        </text:list-item>
        <text:list-item>
          <text:p text:style-name="P137"><text:soft-page-break/>Кэйденс не прожила и 60-ти лет и является низкорожденной</text:p>
        </text:list-item>
        <text:list-item>
          <text:p text:style-name="P13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7">Народ тихо фигел от нововведений и с ещё большим ожесточением продолжал делать по-своему</text:p>
        </text:list-item>
        <text:list-item>
          <text:p text:style-name="P13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7">Когда пони женятся, они обмениваются ножными браслетами</text:p>
        </text:list-item>
        <text:list-item>
          <text:p text:style-name="P137">Светилами, кроме сестёр, могут управлять единороги (группы), Дискорд, Твайлайт и Старсвирл</text:p>
        </text:list-item>
        <text:list-item>
          <text:p text:style-name="P137">Королева Кризалис — правительница Зелёной Долины</text:p>
        </text:list-item>
        <text:list-item>
          <text:p text:style-name="P137">Мать Луны и Селестии — аликорн Лорен. Мать Дискорда — Алиса (пони-человек)</text:p>
        </text:list-item>
        <text:list-item>
          <text:p text:style-name="P13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7">Искусственный интеллект. Создан Владом и Максом. Разработан для управления корпорациями.</text:p>
      <text:h text:style-name="Heading_20_3" text:outline-level="3">Норф</text:h>
      <text:p text:style-name="P9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6">Единорог. Холост, молод, мечтателен. Живёт в Кантерлоте. В свободное время рисует облака.</text:p>
      <text:h text:style-name="Heading_20_3" text:outline-level="3">Алекс</text:h>
      <text:p text:style-name="P106">Менеджер проектов, над одним из которых (Нексус) работает Макс.</text:p>
      <text:h text:style-name="Heading_20_3" text:outline-level="3"><text:soft-page-break/>Ростик</text:h>
      <text:p text:style-name="P106">Лидер команды тестировщиков</text:p>
      <text:h text:style-name="Heading_20_3" text:outline-level="3">Стас</text:h>
      <text:p text:style-name="P106">Программист-новичок в команде Макса.</text:p>
      <text:h text:style-name="Heading_20_3" text:outline-level="3">Рома</text:h>
      <text:p text:style-name="P106">Программист в команде UI-программистов</text:p>
      <text:h text:style-name="Heading_20_3" text:outline-level="3">Анджела</text:h>
      <text:p text:style-name="P106">Сисадмин. Флиртует с Максом.</text:p>
      <text:p text:style-name="P106"/>
      <text:h text:style-name="Heading_20_2" text:outline-level="2">Положения</text:h>
      <text:p text:style-name="P10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8" text:outline-level="2">1. Терра</text:h>
      <text:p text:style-name="P27">музыка - кондовая электронная, холодная и отчаянная (Electronics “Disappointed”)</text:p>
      <text:p text:style-name="P10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2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8">RnD-</text:span><text:span text:style-name="T1">зоны</text:span><text:span text:style-name="T1"><text:note text:id="ftn3" text:note-class="footnote"><text:note-citation>3</text:note-citation><text:note-body><text:p text:style-name="P12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0"><text:span text:style-name="T8">&gt;\</text:span>Привет, Нексус. Это Макс.</text:p>
      <text:p text:style-name="P70"><text:span text:style-name="T8">&lt;\</text:span>Привет Макс. <text:span text:style-name="T1">Рад тебя видеть. Где ты отсутствовал три дня?</text:span></text:p>
      <text:p text:style-name="P70"><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70"><text:span text:style-name="T8">&gt;\</text:span>Как называется наш проект?</text:p>
      <text:p text:style-name="P70"><text:span text:style-name="T8">&lt;\</text:span>Дайсон.</text:p>
      <text:p text:style-name="P70"><text:span text:style-name="T8">&gt;\</text:span>Сколько тебе лет?</text:p>
      <text:p text:style-name="P70"><text:span text:style-name="T8">&lt;\</text:span>Два года с начала запуска кластера.</text:p>
      <text:p text:style-name="P70"><text:span text:style-name="T8">&gt;\</text:span>Какой сейчас год?</text:p>
      <text:p text:style-name="P70"><text:span text:style-name="T8">&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0"><text:span text:style-name="T8">&gt;\</text:span>Нексус, отключи память <text:span text:style-name="T1">заданий</text:span> за последнюю неделю.</text:p>
      <text:p text:style-name="P70"><text:span text:style-name="T8">&lt;\</text:span>Выполнено.</text:p>
      <text:p text:style-name="P70"><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0"><text:span text:style-name="T8">&lt;\</text:span><text:span text:style-name="T1">Тебя понял. Читаю задачу...</text:span></text:p>
      <text:p text:style-name="P7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1">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1">Ограничени<text:span text:style-name="T1">е 2: решение должно находиться в правовых рамках уголовного и административного кодекса.</text:span></text:p>
      <text:p text:style-name="P71">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1"><text:span text:style-name="T8">&lt;\</text:span><text:span text:style-name="T1">Выполняю задачу</text:span>...</text:p>
      <text:p text:style-name="P71"><text:span text:style-name="T8">&lt;\</text:span>...</text:p>
      <text:p text:style-name="P71"><text:span text:style-name="T8">&lt;\</text:span>Решение:</text:p>
      <text:p text:style-name="P71"><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1"><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0"><text:span text:style-name="T8">&gt;</text:span>\Нексус, почему ты используешь жёсткие настройки <text:span text:style-name="T1">для решения задачи</text:span>?</text:p>
      <text:p text:style-name="P70"><text:span text:style-name="T8">&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0"><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3">Ага, уже теплее.</text:p>
      <text:p text:style-name="P43"/>
      <text:p text:style-name="P70"><text:span text:style-name="T8">&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8">– </text:span>Окей. Спасибо, Макс. <text:span text:style-name="T1">Выручил.</text:span></text:p>
      <text:p text:style-name="P4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8">.</text:span></text:p>
      <text:p text:style-name="P78">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09">***</text:p>
      <text:p text:style-name="P109"/>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1">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8">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1">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text:span text:style-name="T1">ораклов</text:span> в AI<text:note text:id="ftn6" text:note-class="footnote"><text:note-citation>6</text:note-citation><text:note-body><text:p text:style-name="P121">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73">Музыка быстрая, тревожная, надорваная и печальная (Pet Shop Boys “So Hard” ?)</text:p>
      <text:p text:style-name="P29"/>
      <text:p text:style-name="P10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1">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2">Спи, сестра моя родная,<text:line-break/>Спи. Усни.<text:line-break/>Крыльями тебя укрою,<text:line-break/>Спи. Усни.</text:p><text:p text:style-name="P122"><text:tab/>В чаще тёмной волки воют,<text:line-break/>Спи. Усни.</text:p><text:p text:style-name="P122"><text:tab/>В мрачном замке духи ноют,<text:line-break/>Спи. Усни.</text:p><text:p text:style-name="P122"><text:tab/>Сказки вечность нам читает,<text:line-break/>Спи. Усни.<text:line-break/>День осенний угасает,<text:line-break/>Спи. Усни.<text:line-break/>Помни только в сне глубоком,</text:p><text:p text:style-name="P12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8">3. </text:span>Кантерлот</text:h>
      <text:p text:style-name="P74">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5623470144656147333" text:style-name="L4">
        <text:list-item>
          <text:p text:style-name="P13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20"><text:s/>Сколько страниц сегодня нахреначили?</text:p><text:p text:style-name="P121">– <text:span text:style-name="T1">Восемь, учитель!</text:span></text:p><text:p text:style-name="P121">–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2"><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2">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7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2">Я потянулся. Хватит на сегодня чтения. Настало время ежедневной прогулки по городу. Тем более, что у меня есть деньги.</text:p>
      <text:p text:style-name="P7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2">Так что даже на ремонт одежды и покупку необходимых в повседневной жизни мелочей у меня финансов не было. До недавнего времени. </text:p>
      <text:p text:style-name="P7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2"><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72"><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text:soft-page-break/>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4"/>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9">–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text:soft-page-break/>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
      <text:p text:style-name="P55">***</text:p>
      <text:p text:style-name="P55"/>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0">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49" text:outline-level="2"><text:span text:style-name="T8">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49">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text:soft-page-break/></text:p>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text:soft-page-break/>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text:soft-page-break/>–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text:soft-page-break/>–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8" text:outline-level="2">6. Стыд</text:h>
      <text:p text:style-name="P53"/>
      <text:p text:style-name="P60">~~~ Завтра на семь в библиотеке ~~~</text:p>
      <text:p text:style-name="P60"/>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text:soft-page-break/>–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text:soft-page-break/>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text:soft-page-break/>–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7">“<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5">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75">Mark Knopfler — Hill Farmers Blues — или на следующую главу (прощание)</text:p>
      <text:p text:style-name="P53"/>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8">— оставить тебе напутствие.</text:span></text:p>
      <text:p text:style-name="P60"><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60">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47"><text:soft-page-break/>…</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31">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7"> </text:span><text:span text:style-name="T31">Его центр занимал высокий </text:span><text:span text:style-name="T37">кругл</text:span><text:span text:style-name="T31">ый</text:span><text:span text:style-name="T37"> </text:span><text:span text:style-name="T31">футон</text:span><text:span text:style-name="T37"> </text:span><text:span text:style-name="T31">с</text:span><text:span text:style-name="T37"> велик</text:span><text:span text:style-name="T31">им</text:span><text:span text:style-name="T37"> множество</text:span><text:span text:style-name="T31">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3">Мне печалиться не стоит</text:p><text:p text:style-name="P123">Жизнь прекрасна и ярка</text:p><text:p text:style-name="P123">Телом молода, душою —</text:p><text:p text:style-name="P123">Как дракон морской мудра</text:p><text:p text:style-name="P123"/><text:p text:style-name="P123">Я видала взлёт империй,</text:p><text:p text:style-name="P123">Я жила среди легенд,</text:p><text:p text:style-name="P123">Древней магии мистерий</text:p><text:p text:style-name="P123">Я прилежнейший студент</text:p><text:p text:style-name="P123"/><text:p text:style-name="P123">Обожаема народом,</text:p><text:p text:style-name="P123">Уважаема врагом,</text:p><text:p text:style-name="P123">Но друзей моих немного,</text:p><text:p text:style-name="P123">Гложет душу холодом</text:p><text:p text:style-name="P123"/><text:p text:style-name="P123">Одинока и печальна,</text:p><text:p text:style-name="P123">Недоступна и строга,</text:p><text:p text:style-name="P123">Потеряла изначальный</text:p><text:p text:style-name="P123">Смысл жизни навсегда</text:p><text:p text:style-name="P123"/><text:p text:style-name="P123">Жизнь моя теперь публична,</text:p><text:p text:style-name="P123">Жизнь моя теперь для всех,</text:p><text:p text:style-name="P123">В этом — горе, в этом — счастье,</text:p><text:p text:style-name="P12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8">–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8">–</text:span> А водку у вас принято пить?</text:p>
      <text:p text:style-name="P4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7">–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37">–</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1">– </text:span>“<text:span text:style-name="T1">Что я могу сделать, чтобы вернуть всё назад?</text:span>”</text:p>
      <text:p text:style-name="P14"><text:span text:style-name="T41">– </text:span><text:span text:style-name="T31">Так и сказала?</text:span></text:p>
      <text:p text:style-name="P1"><text:span text:style-name="T37">–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1">Что бы это значило, Флер?</text:span></text:p>
      <text:p text:style-name="P14"><text:span text:style-name="T41">–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кольты!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38">&lt;</text:span><text:span text:style-name="T54">Mark Knopfler - </text:span><text:span text:style-name="T53">Hill Farmer's Blues</text:span><text:span text:style-name="T38">&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Луна.</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горгулия?</text:p>
      <text:p text:style-name="P60">– <text:s/>Тебя я забрать ему не дам. А в дядю не тыкай копытом, это невежливо! Спи уже, мой маленький!</text:p>
      <text:p text:style-name="P60">– Поцелуй меня на ночь, мам!</text:p>
      <text:p text:style-name="P60"><text:soft-page-break/>– Конечно, мой хороший...</text:p>
      <text:p text:style-name="P60"/>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1">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10"><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его френдкольта».</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text:soft-page-break/>– В сейфе, я в курсе.</text:p>
      <text:p text:style-name="P60"/>
      <text:p text:style-name="P62">***</text:p>
      <text:p text:style-name="P74">&lt;Seal — Amazing <text:span text:style-name="T1">(T</text:span><text:span text:style-name="T8">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3">***</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Хренасе... Человеки рулят...» <text:span text:style-name="T12">—</text:span><text:span text:style-name="T13"> </text:span><text:span text:style-name="T5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6">d.notive — Talking Flight</text:span>&gt;</text:p>
      <text:p text:style-name="P60">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7">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0"/>
      <text:p text:style-name="P62">***</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55">***</text:p>
      <text:p text:style-name="P53"/>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7">—</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1">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1">.</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8">Чужестранец-человек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7">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7">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57">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3">— </text:span><text:span text:style-name="T57">эт правда?</text:span></text:p>
      <text:p text:style-name="P53"><text:soft-page-break/><text:span text:style-name="T13">– </text:span><text:span text:style-name="T57">Какая из? Их много, вообще-то. Ик!</text:span></text:p>
      <text:p text:style-name="P53"><text:span text:style-name="T13">– </text:span><text:span text:style-name="T57">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57">Макс, </text:span><text:span text:style-name="T13">– </text:span><text:span text:style-name="T57">захихикала Пинки, взъерошив копытами розовые кудряшки и попытавшись соорудить из них бороду, </text:span><text:span text:style-name="T13">– </text:span><text:span text:style-name="T5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3">– </text:span><text:span text:style-name="T57">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57">Ты что-о-о! Нельзя любить фаэри! Она похитит твоё сердце, и ты будешь искать её, пока не... </text:span><text:span text:style-name="T13">– </text:span><text:span text:style-name="T57">Пинки погрузилась в так и не съеденный салат «по-Кантерлотски» и захрапела.</text:span></text:p>
      <text:p text:style-name="P53"><text:span text:style-name="T13">– </text:span><text:span text:style-name="T57">Пока не умру?</text:span></text:p>
      <text:p text:style-name="P53"><text:span text:style-name="T13">– </text:span><text:span text:style-name="T57">Нет, глупенький, </text:span><text:span text:style-name="T13">– </text:span><text:span text:style-name="T57">пробулькала Пинки из миски. </text:span><text:span text:style-name="T13">– </text:span><text:span text:style-name="T57">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Кобылка-пилот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пони деваются? И куда пропала Скуталу?</text:p>
      <text:p text:style-name="P57"><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3"><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6">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8">P.S. Н</text:span>е гневите мироздание воровством! <text:span text:style-name="T28">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3"/>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0"/>
      <text:h text:style-name="Heading_20_2" text:outline-level="2">13. Мэйнхэттен</text:h>
      <text:p text:style-name="P76">ZZ Top – Gimme all your lovin</text:p>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8">–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7"><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7"><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8">– </text:span>Это неправильно! <text:span text:style-name="T8">– </text:span>заявила Рэйнбоу Дэш, отвернувшись от окна.</text:p>
      <text:p text:style-name="P57"><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7"><text:span text:style-name="T8">– </text:span>Да я не про то! <text:span text:style-name="T8">– </text:span>отмахнулась пегаска. <text:span text:style-name="T8">– </text:span>Посмотри на поле.</text:p>
      <text:p text:style-name="P57"><text:span text:style-name="T8">– </text:span>И что? Поле как поле.</text:p>
      <text:p text:style-name="P57"><text:span text:style-name="T8">– </text:span>Оно не убрано. <text:span text:style-name="T8">– </text:span>мрачно ответила Дэш. <text:span text:style-name="T8">–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8">– </text:span>У самого посёлка поля убраны. Наверняка дойдёт дело и до остальных.</text:p>
      <text:p text:style-name="P57"><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8">– </text:span>Спасибо, но от пинкиных плюшек у меня фланки округляются.</text:p>
      <text:p text:style-name="P57"><text:span text:style-name="T8">– </text:span>Да ладно тебе! От одной не округлятся.</text:p>
      <text:p text:style-name="P57"><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8"> </text:span>Как будто…</text:p>
      <text:p text:style-name="P57"><text:span text:style-name="T8">–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8">–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text:soft-page-break/>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8">– </text:span>Что за…?</text:p>
      <text:p text:style-name="P9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8">– </text:span>Леди и джентльпони! Просьба не паниковать! Поезд дальше не идёт: впереди провал! <text:span text:style-name="T8">– </text:span>крикнул проводник.</text:p>
      <text:p text:style-name="P57"><text:span text:style-name="T8">– </text:span>Какой ещё, в дышло, провал? Я проезжал тут два дня назад!</text:p>
      <text:p text:style-name="P57"><text:span text:style-name="T8">– </text:span>Безобразие! Верните мне деньги за билет!</text:p>
      <text:p text:style-name="P57"><text:span text:style-name="T8">– </text:span>Как вы смеете! Я опоздаю в порт! <text:s/><text:span text:style-name="T8">–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8">– </text:span>Дэш, нам надо на ту сторону.</text:p>
      <text:p text:style-name="P57"><text:span text:style-name="T8">– </text:span>Нет проблем. Я могу тебя перенести.</text:p>
      <text:p text:style-name="P57">Я с сомнением посмотрел на пегаску. Дэш в холке была мне по пояс.</text:p>
      <text:p text:style-name="P57"><text:span text:style-name="T8">–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7">Мля.</text:p>
      <text:p text:style-name="P57"><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text:soft-page-break/>Пегаска почесала затылок и заметила.</text:p>
      <text:p text:style-name="P57"><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8">–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4">Дневная Глава Диархии Принцесса Селестия Эквестрийская,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7"><text:span text:style-name="T8">– </text:span>Удостоверение личности предъявлять? <text:span text:style-name="T8">– </text:span>осведомился я.</text:p>
      <text:p text:style-name="P57"><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8">– </text:span>Нет, ты видела? Он мне чуть носок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7">Дэш, ни слова не говоря, прислонила ухо к двери.</text:p>
      <text:p text:style-name="P57"><text:span text:style-name="T8">– </text:span>Будешь смеяться, но именно этим он и занят. Вызывает полицию по телефону. <text:span text:style-name="T8">– </text:span>сообщила пегаска.</text:p>
      <text:p text:style-name="P57"><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8">– </text:span>Сколько у нас времени?</text:p>
      <text:p text:style-name="P57">Дэш почесала в затылке.</text:p>
      <text:p text:style-name="P57"><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8">–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0">вайлайт в Понивилле, услышав про портативный ускоритель, захочет его получить. Макс смутится</text:span><text:span text:style-name="T8">&gt;</text:span></text:p>
      <text:p text:style-name="P57">Снаружи послышался вой сирены и цокот множества копыт.</text:p>
      <text:p text:style-name="P57"><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8">– </text:span>Это твои двадцать минут? <text:span text:style-name="T8">– </text:span>возмутился я. <text:span text:style-name="T8">– </text:span>Да ещё и десяти не прошло!</text:p>
      <text:p text:style-name="P57">Дэш вымучено скривилась.</text:p>
      <text:p text:style-name="P57"><text:span text:style-name="T8">– </text:span>Человек Макс, здание окружено! Мы знаем, что ты внутри! Выходи добровольно, или будешь взят силой! <text:span text:style-name="T8">– </text:span>загремел усиленный мегафоном голос.</text:p>
      <text:p text:style-name="P57">Я разбил топором стеклянные дверцы прибора и вытащил рубины.</text:p>
      <text:p text:style-name="P57"><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8">– </text:span>Ну уж фигушки. Я тебя тут не оставлю.</text:p>
      <text:p text:style-name="P57"><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8">– </text:span>Быстро за мной! <text:span text:style-name="T8">–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8">– Ю-</text:span>хууу<text:span text:style-name="T8">!!!</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8">–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8">– </text:span>Макс, подвинься!</text:p>
      <text:p text:style-name="P57">Пегаска оттеснила меня крупом и повернулась к двери задом.</text:p>
      <text:p text:style-name="P57"><text:span text:style-name="T8">–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8">– </text:span>Ты чего на меня так уставился? <text:span text:style-name="T8">– </text:span>подозрительно спросила пегаска.</text:p>
      <text:p text:style-name="P57"><text:span text:style-name="T8">– </text:span>Да так… Не ожидал, что ты такая…</text:p>
      <text:p text:style-name="P57"><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8">– </text:span>Ты! Не! По! Нял! Те! Бе! Не! Льзя! Тут! Ос! Та! ВАТЬСЯ!!! <text:span text:style-name="T8">–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8">–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8">–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8">–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8">–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ный экспонат шоу уродцев.</text:p>
      <text:p text:style-name="P57"><text:span text:style-name="T8">– </text:span>А это у нас кто? Гмм. Пегаска. Вот так раз! Рэйнбоу Дэш! Какими судьбами?</text:p>
      <text:p text:style-name="P57"><text:span text:style-name="T8">– </text:span>ТРИКСИ! <text:span text:style-name="T8">– <text:s/></text:span>фейсхуфнула Дэш. <text:span text:style-name="T8">– </text:span>Во имя Селестии, ЧТО ты тут делаешь?!!</text:p>
      <text:p text:style-name="P57"><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7"><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7"><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8">– </text:span>Ей ведь нельзя рассказывать, да?</text:p>
      <text:p text:style-name="P57"><text:span text:style-name="T8">– </text:span>Нельзя. <text:span text:style-name="T8">– </text:span>подтвердил я. <text:span text:style-name="T8">–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8">– </text:span>ОГО!</text:p>
      <text:p text:style-name="P57">Единорожка аж уселась на крыльцо от удивления.</text:p>
      <text:p text:style-name="P57"><text:span text:style-name="T8">– </text:span>Представлем себе, ЧТО вы скрываете, если ты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8">– </text:span>Мы приняли решение не выдавать вас полиции в обмен на то, что вы расскажете нам о вашей секретной миссии!</text:p>
      <text:p text:style-name="P57"><text:span text:style-name="T8">– </text:span>Не пойдёт! <text:span text:style-name="T8">– </text:span>заявил я. <text:span text:style-name="T8">– </text:span>Я уже сказал, что это тайна. Мне добавить нечего.</text:p>
      <text:p text:style-name="P57"><text:span text:style-name="T8">– </text:span>Да неужели? <text:span text:style-name="T8">– </text:span>захлопала ресницами Трикси. <text:span text:style-name="T8">–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7"><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8">–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8">Исчезновение дневной главы диархии: Эквестрия в панике!</text:span>» (статья двухдневной давности).</text:p>
      <text:p text:style-name="P57">«<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7">«<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8">–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8"><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text:soft-page-break/>Кажется, я знаю, как показать фак провидению! <text:span text:style-name="T8">Show must go on! &lt;</text:span><text:span text:style-name="T20">Макс задумал вместо Селестии использовать Элементы гармонии</text:span><text:span text:style-name="T8">&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1"/>
      <text:h text:style-name="Heading_20_2" text:outline-level="2">14. <text:span text:style-name="T1">Деградация</text:span></text:h>
      <text:p text:style-name="P51">&lt;<text:span text:style-name="T59">David Bowie - Lets Dance/ Ashes To Ashes</text:span></text:p>
      <text:p text:style-name="P51"><text:span text:style-name="T59">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text:soft-page-break/>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
      <text:p text:style-name="P57">«<text:span text:style-name="T28">Добро пожаловать в Груммингтон! Вам здесь рады!</text:span></text:p>
      <text:p text:style-name="P57"><text:span text:style-name="T28">Население города </text:span><text:span text:style-name="T60">302 пони</text:span><text:span text:style-name="T28">.</text:span></text:p>
      <text:p text:style-name="P57"><text:span text:style-name="T60">250 пони</text:span><text:span text:style-name="T28">.</text:span></text:p>
      <text:p text:style-name="P57"><text:span text:style-name="T60">125 поней</text:span><text:span text:style-name="T28">.</text:span></text:p>
      <text:p text:style-name="P57"><text:soft-page-break/><text:span text:style-name="T28">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text:span><text:soft-page-break/><text:span text:style-name="T35">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8">Дружба </text:span><text:span text:style-name="T34">—</text:span><text:span text:style-name="T18"> </text:span><text:span text:style-name="T3">э</text:span><text:span text:style-name="T18">то, </text:span><text:span text:style-name="T62">так её </text:span><text:span text:style-name="T3">разэтак</text:span><text:span text:style-name="T62">,</text:span><text:span text:style-name="T18"> магия!</text:span><text:span text:style-name="T52">»</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Да ладно!</text:p>
      <text:p text:style-name="P57">Пегаска сидела на полу и удивлённо рассматривала свои крылья. Потом для уверенности подёргала зубами за маховые перья.</text:p>
      <text:p text:style-name="P57"><text:soft-page-break/>–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text:soft-page-break/>…</text:p>
      <text:p text:style-name="P57">– Вот тебе сказка с моралью. Слушай.</text:p>
      <text:p text:style-name="P57">Я устроился на диване, положив под ноги подушку, на которой тут же примостилась и пегаска.</text:p>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Пегаска затряслась от смеха. Потом, прервавшись, строго спросила с меня:</text:p>
      <text:p text:style-name="P57">– А какая тут мораль? Ты говорил, в этой сказке будет мораль!</text:p>
      <text:p text:style-name="P57">– Мораль? Э-э-э... Мораль тут такая. – <text:s/>мрачно заявил я. – Не умеешь летать — не суйся к принцессе!</text:p>
      <text:p text:style-name="P57">– Хорошая… ммм… сказка… – пробормотала пегаска сонно. Зевнув во весь рот она потянулась и, обняв мою ногу, заснула.</text:p>
      <text:p text:style-name="P57">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7">Я пожал плечами, устроился поудобнее и укрылся одеялом.</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60">37 пни</text:span></text:p>
      <text:p text:style-name="P69">24пн</text:p>
      <text:p text:style-name="P69">15</text:p>
      <text:p text:style-name="P57"><text:span text:style-name="T28">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5"><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7">«<text:span text:style-name="T28">Добро пожаловать в Груммингтон! Вам здесь рады!</text:span></text:p>
      <text:p text:style-name="P57"><text:span text:style-name="T28">Население города </text:span><text:span text:style-name="T60">302 пони</text:span><text:span text:style-name="T28">.</text:span></text:p>
      <text:p text:style-name="P57"><text:span text:style-name="T60">250 пони</text:span><text:span text:style-name="T28">.</text:span></text:p>
      <text:p text:style-name="P57"><text:span text:style-name="T60">125 поней</text:span><text:span text:style-name="T28">.</text:span></text:p>
      <text:p text:style-name="P57"><text:span text:style-name="T28">54 паня.</text:span>»</text:p>
      <text:p text:style-name="P57">У меня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УУУУУУРРРРРРГГГГХХХХХХХ!!!<text:span text:style-name="T8">&lt;</text:span><text:span text:style-name="T51">Metallica-Enter Sandman</text:span><text:span text:style-name="T8">&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51">&lt;<text:span text:style-name="T50">Elo - Sorrow about to fall</text:span>&gt;</text:p>
      <text:p text:style-name="P57">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7">Я поднял кусок газеты, прибитый ветром к ограждению и быстро пробежался по заголовкам.</text:p>
      <text:p text:style-name="P57">«<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7">На ближайшем же столб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7">Пегаска взмахнула крыльями для эффекта. Неожиданно для неё и меня, взмах крыльев подбросил её вверх на хороший метр.</text:p>
      <text:p text:style-name="P57">– Какого се… – пегаска приземлилась на круп, изумлённо глядя на свои крылья. – ...на!</text:p>
      <text:p text:style-name="P57">Подумав немного, Дэш выбралась из упряжи и что есть мочи замахала крыльями.</text:p>
      <text:p text:style-name="P5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7"><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Пегаска критически оглядела меня.</text:p>
      <text:p text:style-name="P5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7">…</text:p>
      <text:p text:style-name="P57">Когда дорожное покрытие слилось в сплошную серую полосу, а руль самоката начал у меня в руках вибрировать от скорости,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Я положил самокат и на трясущихся ногах приближался к ней. Сердце ходило ходуном где-то в районе пяток.</text:p>
      <text:p text:style-name="P57">– Дэш, ты это нарочно? Про «клячу» и всё такое?</text:p>
      <text:p text:style-name="P57">– А что такое? – невинно спросила пегаска, полуобернувшись ко мне задом.</text:p>
      <text:p text:style-name="P57">–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7">– <text:s/>А того, что я тебя сейчас!..</text:p>
      <text:p text:style-name="P57">ХЛОП!</text:p>
      <text:p text:style-name="P5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7">– Бггг! – <text:s/>заржала пегаска. – Макс,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7"><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text:soft-page-break/>– Да? Это клёво. – успокоилась Дэш. – А можно попросить тебя об одной вещи?</text:p>
      <text:p text:style-name="P57">– Да?</text:p>
      <text:p text:style-name="P57">– Помнишь, я разревелась в Груммингтоне?</text:p>
      <text:p text:style-name="P57">– Ну да, было дело.</text:p>
      <text:p text:style-name="P57">– Забудь про это!</text:p>
      <text:p text:style-name="P57">– Почему? – озадачился я. – Ты тогда была такой милой тогда.</text:p>
      <text:p text:style-name="P57">Дэш насупилась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Я задумался.</text:p>
      <text:p text:style-name="P5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Я засмеялся.</text:p>
      <text:p text:style-name="P57">– Кто-то встаёт и раньше. Но не в этом проблема. У нас... Как бы это сказать... очень холодно.</text:p>
      <text:p text:style-name="P57">–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7">– Нет, я не то имел ввиду. Холодно не в физическом смысле. В душевном.</text:p>
      <text:p text:style-name="P57">Пегаска всмотрелась мне в лицо, как будто впервые видя его.</text:p>
      <text:p text:style-name="P57">– Ты имеешь ввиду, что тебе утром некому сказать: «Привет, хорошего дня»?</text:p>
      <text:p text:style-name="P57">– Да, примерно это я имел ввиду.</text:p>
      <text:p text:style-name="P57">– Сочувствую. Без друзей не прикольно. Всем нужны друзья. Даже Дискорду, дискорд его забери!</text:p>
      <text:p text:style-name="P57">Пегаска вдруг стала на задние ноги, положив передние мне на плечи.</text:p>
      <text:p text:style-name="P57">– Макс! В Эквестрии у тебя всегда будут друзья, что бы ни случилось!</text:p>
      <text:p text:style-name="P57">Я растроганно обнял пегаску и погладил её по шее.</text:p>
      <text:p text:style-name="P57">– Спасибо, Дэш. Это просто здорово!</text:p>
      <text:p text:style-name="P57">…</text:p>
      <text:p text:style-name="P57">Оставляя на прилавке очередной пустующей филлидельфийской лавки монетку, я озабоченно заметил:</text:p>
      <text:p text:style-name="P57">–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Я пропустил замечание пегаски мимо ушей и продолжил паковать рюкзак.</text:p>
      <text:p text:style-name="P5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7">– Надеюсь, с ним ничего не случится. – озабоченно сказал я. – Иначе придётся объясняться с Трикси.</text:p>
      <text:p text:style-name="P57">– Ерунда! В крайнем случае, купишь ей новый.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Пегаска раскрыла рюкзак и стала копаться в нём.</text:p>
      <text:p text:style-name="P57">– Я могу нести тебя, когда ты весишь семьдесят килограмм. – больший из двух котелков отправился в провал.</text:p>
      <text:p text:style-name="P57">– Я могу тянуть тебя, когда ты весишь восемьдесят килограмм. – две трети наших запасов картошки ухнули следом.</text:p>
      <text:p text:style-name="P57">– Я могу тащить тебя, даже когда ты весишь девяносто! – насос и запасное колесо к самокату улетели туда же.</text:p>
      <text:p text:style-name="P57">– Но мы не договаривались, что ты будешь весить под сто десять только потому, что дорвался до бесплатных магазинов! Это уже слишком!</text:p>
      <text:p text:style-name="P57">– Погоди, Дэш, палатку-то не выкидывай! Ты ж сама говорила, что только-только размялась и всё такое. <text:span text:style-name="T61">И магазин</text:span>ы вовсе<text:span text:style-name="T61"> не </text:span>бесплатные<text:span text:style-name="T61"> <text:s/></text:span>— я оставлял там деньги — последние, кстати. Дай, я сам отберу припасы...</text:p>
      <text:p text:style-name="P57">…</text:p>
      <text:p text:style-name="P5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вижу скалу Кантерлот. Ещё день пути — и сворачиваем к Понивиллю.</text:p>
      <text:p text:style-name="P57">– А ты выдержишь?</text:p>
      <text:p text:style-name="P57">Пегаска фыркнула.</text:p>
      <text:p text:style-name="P57">– Я-то выдержу. Самокат — нет.</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7">– «Трасса 52» – прочла Дэш на табличке. – Что-то я не помню тут никаких трасс. Наверное, недавно построили.</text:p>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От скорости, которую мы развили на новой дороге у меня свистело в ушах. В какой-то момент я всё же услышал подозрительное скрипение.</text:p>
      <text:p text:style-name="P57">– Дэ-э-эш! Тормози-и-и!!!</text:p>
      <text:p text:style-name="P57">– Чего-о-о?! Не слышу!!!</text:p>
      <text:p text:style-name="P57">КРАК!!!</text:p>
      <text:p text:style-name="P57">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сек пышный пламенный хвост <text:s/>искр. Что было дальше я не видел, так как покатился вверх тормашками по дороге и свет потух в моих глазах.</text:p>
      <text:p text:style-name="P57">…</text:p>
      <text:p text:style-name="P65">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ое сияние.</text:p>
      <text:p text:style-name="P65"><text:s/>В какой-то момент пришло осознание.</text:p>
      <text:p text:style-name="P65">Я — это я. Я существую. Я — нечто. Что именно? Не знаю. Не могу вспомнить. Но <text:span text:style-name="T63">я</text:span> знаю, что такое вспоминать! Я знаю, что я могу что-то вспомнить! Но я не помню, как вспоминать! Это плохо. Но <text:span text:style-name="T63">я</text:span>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text:span text:style-name="T69">ют</text:span> очертания предметов. <text:span text:style-name="T64">Дверь</text:span>? Этот предмет называется <text:span text:style-name="T64">дверь</text:span>? <text:span text:style-name="T65">Кровать</text:span>? Капельница? <text:span text:style-name="T63">Дефибриллятор?</text:span> Я зажмури<text:span text:style-name="T69">ваюсь</text:span> <text:span text:style-name="T64">от</text:span> ярко<text:span text:style-name="T64">го</text:span> свет<text:span text:style-name="T64">а</text:span> кварцев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6">В поле зрения <text:span text:style-name="T69">появляется</text:span> предмет голубого цвета. Сквозь ресницы видны только его расплывчатые очертания. Предмет <text:span text:style-name="T69">двигается</text:span>, проводя какие-то манипуляции. Я откры<text:span text:style-name="T70">ваю</text:span> глаза.</text:p>
      <text:p text:style-name="P141">Медсестра в голубо<text:span text:style-name="T67">й</text:span> <text:span text:style-name="T67">форме</text:span> следи<text:span text:style-name="T71">т</text:span> за приборами. Её лицо скрыто марлевой повязкой. <text:span text:style-name="T72">Отвернувшись от приборов, она внимательно смотрит на меня и протирает мне лоб влажным полотенцем. Я снова закрываю глаза и пытаюсь вспомнить всё.</text:span></text:p>
      <text:p text:style-name="P65"/>
      <text:p text:style-name="P65"/>
      <text:p text:style-name="P36">&lt;<text:span text:style-name="T1">Макс видит сияние кварцевых ламп в реанимационном отделении, где он лежит под капельницей. Макс закрывает глаза и видит расплывчатый образ медсестры в голубом халате. Но кто-то зовёт его издалека: «Макс! Макс!» И он просыпается. Голубая медсестра превращается в Дэш.</text:span>&gt;</text:p>
      <text:p text:style-name="P40">…</text:p>
      <text:p text:style-name="P40">– Ма-а-акс!!! – быстрое всхлипывание прекращается, когда я открываю глаза.</text:p>
      <text:p text:style-name="P40">– Макс?</text:p>
      <text:p text:style-name="P57"><text:soft-page-break/></text:p>
      <text:p text:style-name="P57"/>
      <text:p text:style-name="P57">Сознание с трудом возвращалось в гудевшую <text:span text:style-name="T61">как с бодуна</text:span> голову. Синяя клякса сфокусировалась в пегаску, обеспокоенно склонившуюся надо мной.</text:p>
      <text:p text:style-name="P57">– Макс, ты <text:span text:style-name="T61">цел</text:span>? – <text:span text:style-name="T61">пегаска прислонила ухо к моей груди, пытаясь </text:span>услышать<text:span text:style-name="T61"> пульс.</text:span></text:p>
      <text:p text:style-name="P57"/>
      <text:p text:style-name="P57"/>
      <text:p text:style-name="P57"/>
      <text:p text:style-name="P57">&lt;<text:span text:style-name="T20">Добавить в фанфик плетение шуточных интриг принцессами друг против дружки</text:span>&gt;</text:p>
      <text:p text:style-name="P57"/>
      <text:p text:style-name="P57">&lt;<text:span text:style-name="T20">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 где самокат разваливается и Дэш несёт Макса в копытах.</text:span>&gt;</text:p>
      <text:p text:style-name="P65"><text:s/></text:p>
      <text:p text:style-name="P51">&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1"/>
      <text:p text:style-name="P51">&lt;<text:span text:style-name="T21">В сцене прощания (во сне): </text:span></text:p>
      <text:p text:style-name="P51"><text:span text:style-name="T21">- Учти, я нисколечко не жалею о наших поебушках! Даже если это было и не по-настоящему! А если по-настоящему — тем более!</text:span>&gt;</text:p>
      <text:p text:style-name="P57"/>
      <text:p text:style-name="P51">&lt;<text:span text:style-name="T21">Глава 15: Филлидельфия, поход к Вечнодикому лесу, 34, Понивилль</text:span></text:p>
      <text:p text:style-name="P40">Глава 16: Эксперимент в Понивилле, сон Макса</text:p>
      <text:p text:style-name="P40">Глава 17: Возвращение в Кантерлот. Переговоры с Луной. Крушение Кантерлота. Появление парящего Замка</text:p>
      <text:p text:style-name="P40">Глава 18: Возвращение к Замку Двух Сестёр на парящем замке.</text:p>
      <text:p text:style-name="P51"><text:span text:style-name="T21">Дальше — использовать по-максимуму уже написанное</text:span>&gt;</text:p>
      <text:p text:style-name="P57"/>
      <text:p text:style-name="P57"/>
      <text:p text:style-name="P51">&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
      <text:p text:style-name="P51">&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1"/>
      <text:p text:style-name="P51">&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1"/>
      <text:p text:style-name="P51">&lt;<text:span text:style-name="T21">У Вечнодикого леса Дэш сама рассказывает Максу сказку о Ксенофилии</text:span>&gt;</text:p>
      <text:p text:style-name="P57"><text:soft-page-break/></text:p>
      <text:p text:style-name="P4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40">Потом:</text:p>
      <text:p text:style-name="P40">- Учти, мне ни капельки не стыдно за наши поебушки.</text:p>
      <text:p text:style-name="P57"/>
      <text:p text:style-name="P57"/>
      <text:p text:style-name="P51"/>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11"><text:span text:style-name="T8"><text:s/>&lt;</text:span><text:span text:style-name="T25"> - </text:span><text:span text:style-name="T20">Я не могу быть вашим спасителем! Я намного хуже и испорченнее вас!</text:span><text:span text:style-name="T8">&gt;</text:span></text:p>
      <text:p text:style-name="P57"/>
      <text:p text:style-name="P51">&lt;<text:span text:style-name="T21">Главы с Максом и Дэш — в стиле «Криминального чтива»</text:span>&gt;</text:p>
      <text:p text:style-name="P57"/>
      <text:p text:style-name="P51">&lt;<text:span text:style-name="T20"> - </text:span><text:span text:style-name="T21">Но ты сгоришь! Я не готова без помощи Селестии провести эксперимент на тебе!</text:span></text:p>
      <text:p text:style-name="P40">Я устало закрыл глаза.</text:p>
      <text:p text:style-name="P51"><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51"/>
      <text:p text:style-name="P51">&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41"/>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1"><text:soft-page-break/>-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9"> </text:span><text:span text:style-name="T52">С кем ещё у тебя были… отношения?</text:span></text:p>
      <text:p text:style-name="P38">- С Рэйнбоу Дэш — ответил я несчастным голосом. - И, может быть, с Пинки.</text:p>
      <text:p text:style-name="P3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8"/>
      <text:p text:style-name="P47"/>
      <text:p text:style-name="P41"/>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8"/>
      <text:p text:style-name="P3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8">Дальше — написано. Дискорда при возврате подменяет Трикси</text:p>
      <text:p text:style-name="P1">&gt;</text:p>
      <text:p text:style-name="P47">- <text:span text:style-name="T1">Ты же говорил, у нас нет магии?</text:span></text:p>
      <text:p text:style-name="P53"><text:soft-page-break/>-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
      <text:p text:style-name="P34">&lt;<text:span text:style-name="T1">Добавить в фанфик самбу</text:span>&gt;</text:p>
      <text:p text:style-name="P34"/>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1"/>
      <text:p text:style-name="P47">&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1">- В законе не указана конкретный соправитель Диархии!</text:span>&gt;</text:p>
      <text:p text:style-name="P47"/>
      <text:p text:style-name="P47">&lt;<text:span text:style-name="T21">Заговорщики таки подняли восстание после исчезновения Селестии. Они обвинили Луну и Макса в узурпации власти</text:span>&gt;</text:p>
      <text:p text:style-name="P47"/>
      <text:p text:style-name="P35">&lt;<text:span text:style-name="T1">Добавить рассуждения на этическую тему на грани катастрофы</text:span>&gt;</text:p>
      <text:p text:style-name="P35"/>
      <text:p text:style-name="P38">&lt;Добавить грозный выход Луны для противостояния повстанцам&gt;</text:p>
      <text:p text:style-name="P38"/>
      <text:p text:style-name="P35">&lt;<text:span text:style-name="T1">Селестия зовёт пони «моими маленькими», потому что они смертны, а она — нет.</text:span>&gt;</text:p>
      <text:p text:style-name="P3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8"/>
      <text:p text:style-name="P47"/>
      <text:p text:style-name="P2"><text:span text:style-name="T8">–</text:span> Заклинания Свирла Бородатого обычно срабатывают без ошибок.</text:p>
      <text:p text:style-name="P2"><text:soft-page-break/><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1">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oft-page-break/><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3"/>
      <text:h text:style-name="P15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8">&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8">&gt;</text:span></text:p>
      <text:p text:style-name="P2"/>
      <text:p text:style-name="P4">***</text:p>
      <text:p text:style-name="P15"/>
      <text:p text:style-name="P14"/>
      <text:p text:style-name="P15"><text:span text:style-name="T45">&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oft-page-break/><text:span text:style-name="T8">&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1" text:outline-level="2">Рейд пони-рэйнджеров</text:h>
      <text:p text:style-name="P2"/>
      <text:p text:style-name="P30">(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9">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1">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0">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0">???</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1"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0">гидрорысью</text:span><text:span text:style-name="T8">&gt;</text:span> и нападением <text:span text:style-name="T8">&lt;</text:span><text:span text:style-name="T20">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0">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8">&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4"/>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1" text:outline-level="2">В библиотеке замка Селестии</text:h>
      <text:p text:style-name="P103"/>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0">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0">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0">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1" text:outline-level="2">Понивилль</text:h>
      <text:p text:style-name="P2"/>
      <text:h text:style-name="P15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7"/>
      <text:h text:style-name="P151" text:outline-level="2">Первый сеанс двойного сна. Рэрити</text:h>
      <text:p text:style-name="P2"/>
      <text:p text:style-name="P2"><text:span text:style-name="T8">&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20">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1" text:outline-level="2">Сон Макса</text:h>
      <text:p text:style-name="P103"/>
      <text:p text:style-name="P2"><text:soft-page-break/><text:span text:style-name="T8">&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5">–</text:span><text:span text:style-name="T20"> Готова, </text:span><text:span text:style-name="T25">–</text:span><text:span text:style-name="T20">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oft-page-break/><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5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oft-page-break/><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0">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oft-page-break/><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0">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oft-page-break/><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0">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oft-page-break/><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5">zxcbzxcvb</text:span><text:span text:style-name="T8">&gt;</text:span>.</text:p>
      <text:p text:style-name="P2">Я не ответил.</text:p>
      <text:p text:style-name="P2"><text:soft-page-break/>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oft-page-break/><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oft-page-break/><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0">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03"/>
      <text:p text:style-name="P103"/>
      <text:p text:style-name="P103"/>
      <text:p text:style-name="P103"/>
      <text:p text:style-name="P2"><text:span text:style-name="T8">&lt;</text:span><text:span text:style-name="T20">Подходя к замку Принцесс, Дэш рассказывает Максу обо сне, который она утаила - с Леро.</text:span><text:span text:style-name="T8">&gt;</text:span> </text:p>
      <text:p text:style-name="P2"><text:span text:style-name="T8">&lt;</text:span><text:span text:style-name="T20">Кто следующий готов рассказывать?</text:span></text:p>
      <text:p text:style-name="P32">Пинки дёрнулась на месте, но промолчала.</text:p>
      <text:p text:style-name="P2"><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8">&gt;</text:span></text:p>
      <text:p text:style-name="P2"><text:span text:style-name="T8">&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text:soft-page-break/></text:p>
      <text:h text:style-name="P151"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1"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1">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1">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1" text:outline-level="2">Поиск решения</text:h>
      <text:p text:style-name="P103"/>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8">&gt;</text:span></text:p>
      <text:p text:style-name="P2"/>
      <text:h text:style-name="P15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1">Дуглас </text:span><text:span text:style-name="T25">—</text:span><text:span text:style-name="T21"> </text:span><text:span text:style-name="T25">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0">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0">двухмесячной</text:span><text:span text:style-name="T8">&gt;</text:span> давности осталось лишь направление движения.</text:p>
      <text:p text:style-name="P2">И опять, как <text:span text:style-name="T8">&lt;</text:span><text:span text:style-name="T20">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0">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text:soft-page-break/>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0">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0">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0">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text:soft-page-break/></text:p>
      <text:p text:style-name="P2"><text:span text:style-name="T8">&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1" text:outline-level="2">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0">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0">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0">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0">пять</text:span><text:span text:style-name="T8">&gt;</text:span>длинную прореху в куртке, <text:span text:style-name="T8">&lt;</text:span><text:span text:style-name="T20">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0">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0">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0">уменьшить подозрения — о них должен догадаться Макс</text:span><text:span text:style-name="T8">&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0">улучшить</text:span><text:span text:style-name="T8">&gt;</text:span>. А тот случай, когда мне пришлось зашивать тебе куртку после нападения убийц <text:span text:style-name="T8">&lt;</text:span><text:span text:style-name="T20">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1" text:outline-level="2">След?</text:h>
      <text:p text:style-name="P103"/>
      <text:p text:style-name="P2"><text:span text:style-name="T8">&lt;</text:span><text:span text:style-name="T20">сначала эпизод - проверка сумки в серверной</text:span><text:span text:style-name="T8">&gt;</text:span></text:p>
      <text:p text:style-name="P2"><text:span text:style-name="T8">&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0">“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0">расширить. Перед кафешкой - диалог с Флатти и ЭйДжей. Все думают, что наконец-то нашли Селестию. Все ликуют</text:span><text:span text:style-name="T8">&gt;</text:span></text:p>
      <text:p text:style-name="P15"><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0">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0">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1" text:outline-level="2">Озарение</text:h>
      <text:p text:style-name="P2"/>
      <text:p text:style-name="P2"><text:span text:style-name="T8">&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3"/>
      <text:p text:style-name="P84"><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3"/>
      <text:p text:style-name="P79">Разговор не клеился.</text:p>
      <text:p text:style-name="P8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3"><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3"><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3"><text:span text:style-name="T8">– </text:span>Ну хорошо. Убедила. В конце-концов, можем поступить так. Вы с Флатти вернётесь обратно а я продолжу поиски здесь.</text:p>
      <text:p text:style-name="P83"><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3"><text:span text:style-name="T8">– </text:span>Вы можете связываться со мной раз в месяц по коридору.</text:p>
      <text:p text:style-name="P83"><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3"><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3">Эпплджек недоверчиво хмыкнула.</text:p>
      <text:p text:style-name="P83"><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3"><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3"><text:span text:style-name="T8">– </text:span>Конечно оставаться. Кто ещё, кроме нас, может найти её?</text:p>
      <text:p text:style-name="P83"><text:span text:style-name="T8">– </text:span>Я думал, ты не сможешь оставить Энджела и всех остальных надолго.</text:p>
      <text:p text:style-name="P83"><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8"><text:span text:style-name="T8">– </text:span>Извини, Флаттершай, забылся.</text:p>
      <text:p text:style-name="P88"><text:span text:style-name="T8">– </text:span>Та ладно, я ж не против, – возразила Эпплджек. – Не парься, Флатти. Было б хуже, если б он <text:s/>назвал меня Эпплджек на людях.</text:p>
      <text:p text:style-name="P88"><text:span text:style-name="T8">– </text:span>Ты так... – запнулась Флаттершай. – Так быстро забыла свою ферму. И...</text:p>
      <text:p text:style-name="P88"><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8"><text:span text:style-name="T8">– </text:span>Как ты можешь так говорить? – расплакалась Флаттершай.</text:p>
      <text:p text:style-name="P88"><text:span text:style-name="T8">– </text:span>Эй, девушки, не ссорьтесь! Мы — одна команда! И надеюсь, останемся ею и в дальнейшем. </text:p>
      <text:list xml:id="list7125016003923059587" text:style-name="L5">
        <text:list-header>
          <text:p text:style-name="P14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8"><text:span text:style-name="T8">– </text:span>А если нет? – Эпплджек смотрела мне мне прямо в глаза.</text:p>
      <text:list xml:id="list175903334382515" text:continue-numbering="true" text:style-name="L5">
        <text:list-header>
          <text:p text:style-name="P142">Я молча пожал плечами. Эпплджек уверенно продолжила.</text:p>
        </text:list-header>
      </text:list>
      <text:p text:style-name="P88"><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8"><text:span text:style-name="T8">– </text:span>Спасибо, ЭйДжей.</text:p>
      <text:p text:style-name="P88"><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5904296322869" text:continue-numbering="true" text:style-name="L5">
        <text:list-header>
          <text:p text:style-name="P142">Флаттершай пробормотала нечто, показавшееся мне знакомым.</text:p>
        </text:list-header>
      </text:list>
      <text:p text:style-name="P88"><text:span text:style-name="T8">– </text:span>Флатти, ты что-то сказала? Я не расслышал.</text:p>
      <text:p text:style-name="P88"><text:span text:style-name="T8">– </text:span>Намерение Изменяет Реальность.</text:p>
      <text:p text:style-name="P88"><text:span text:style-name="T8">– </text:span>Эээ. А где ты слышала эту фразу, если не секрет?</text:p>
      <text:p text:style-name="P88"><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5904256100254" text:continue-numbering="true" text:style-name="L5">
        <text:list-header>
          <text:p text:style-name="P142">У меня как будто вспыхнула лампочка в мозгу. Кирпичики быстро выстраивались в целостную картину. Я ринулся в прихожую.</text:p>
        </text:list-header>
      </text:list>
      <text:p text:style-name="P88"><text:span text:style-name="T8">– </text:span>Флатти, ЭйДжей, буду через час. Ждите!</text:p>
      <text:p text:style-name="P83"/>
      <text:h text:style-name="P150" text:outline-level="2">Почти.</text:h>
      <text:p text:style-name="P100"/>
      <text:p text:style-name="P88">В офисе меня встретил лыбящийся Стас.</text:p>
      <text:p text:style-name="P8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8">Я уставился на Стаса и он, захлёбываясь от торопливости, начал <text:span text:style-name="T8">расказывать</text:span>.</text:p>
      <text:p text:style-name="P8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8">– Ты его уничтожил?</text:p>
      <text:p text:style-name="P88">– Кого?</text:p>
      <text:p text:style-name="P88">– Этический модуль. Селестию.</text:p>
      <text:p text:style-name="P8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8">– Ты его уничтожил?</text:p>
      <text:p text:style-name="P8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8">– То есть, на домашнем компьютере Влада модуль работает и дальше?</text:p>
      <text:p text:style-name="P88">– Ага. К нему-то у меня доступа нету. Но в кластер к Нексусу он больше не пролезет.</text:p>
      <text:p text:style-name="P88">– Спасибо, Стас. Ты молодец.</text:p>
      <text:p text:style-name="P88">Ниточка, чуть было не прервавшаяся в офисе, повела в квартиру Влада.</text:p>
      <text:p text:style-name="P88"/>
      <text:h text:style-name="P150" text:outline-level="2">Дискорд</text:h>
      <text:p text:style-name="P103"/>
      <text:p text:style-name="P100">Девушки поспешно собирались, пока я растолковывал им задачу.</text:p>
      <text:p text:style-name="P100"><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0"><text:span text:style-name="T8">– </text:span>Это тот твой приятель, который разбился с полгода назад? – спросила Эпплджек.</text:p>
      <text:p text:style-name="P100"><text:span text:style-name="T8">– </text:span>Да, это он.</text:p>
      <text:p text:style-name="P100"><text:span text:style-name="T8">– </text:span>А как мы попадём в его квартиру? Там сейчас кто-то живёт? – Флаттершай прыгала на одной ноге, натягивая кед.</text:p>
      <text:p text:style-name="P100"><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1">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0">Плохо написано!</text:span><text:span text:style-name="T8">&gt;</text:span></text:p>
      <text:p text:style-name="P101"><text:soft-page-break/>Я поднёс брелок пропуска к домофону, но дверь подъезда не открылась. Замигала красная лампочка и зажужжал зуммер.</text:p>
      <text:p text:style-name="P101">Я выругался.</text:p>
      <text:p text:style-name="P101"><text:span text:style-name="T8">– </text:span>Макс, что случилось? У нас проблемы?</text:p>
      <text:p text:style-name="P101"><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1"><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1"><text:span text:style-name="T8">– </text:span>Нет нужды. Лучше станьте-ка сзади меня так, чтобы заслонить от этих бабулек и от вооон той камеры наблюдения.</text:p>
      <text:list xml:id="list3400818932671935952" text:style-name="L6">
        <text:list-header>
          <text:p text:style-name="P14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8">Раздался лёгкий «кряк» и дверь подалась.</text:p>
      <text:p text:style-name="P124"><text:span text:style-name="T8">– </text:span>Девушки, заходим.</text:p>
      <text:p text:style-name="P8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8">Прихожая встретила нас толстым слоем пыли. Мы тихонько прошли внутрь и я закрыл дверь изнутри.</text:p>
      <text:p text:style-name="P83"><text:span text:style-name="T1">Компьютер</text:span> стоял там же, где и обычно <text:span text:style-name="T1">— в личном кабинете Влада на столе у окна.</text:span></text:p>
      <text:p text:style-name="P124"><text:span text:style-name="T8">– </text:span>Макс, тут окно разбито! И верёвка какая-то висит. – крикнула Флаттершай из кухни.</text:p>
      <text:p text:style-name="P124"><text:span text:style-name="T8">– </text:span>Оставь, Флатти, не сейчас! – отмахнулся я.</text:p>
      <text:p text:style-name="P131">Лампочка питания на ноутбуке горела, <text:s/>но подключенный монитор оставался тёмным. Я постучал по пробелу, но безрезультатно.</text:p>
      <text:p text:style-name="P124"><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4"><text:span text:style-name="T8">– </text:span>Монитор выключен. – <text:s/>раздалось из угла. Кресло с высокой спинкой повернулось, открыв нашим взорам Дискорда. </text:p>
      <text:p text:style-name="P12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4">Он приподнял панамку, дурашливо здороваясь.</text:p>
      <text:p text:style-name="P124"><text:soft-page-break/><text:span text:style-name="T8">– </text:span>Оп-па! – пробормотала Эпплджек. – Нежданчик!</text:p>
      <text:p text:style-name="P124"><text:span text:style-name="T8">– </text:span>Ты, я вижу, времени не терял, – моя рука под прикрытием стола медленно тянулась к тяжёлой фарфоровой кружке, стоящей на краю.</text:p>
      <text:p text:style-name="P104"><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4"><text:span text:style-name="T8">– </text:span>А почему ты вообще решил искать нас тут? – спросила Эпплджек. – Приехал бы домой. Мы б тебя чаем напоили.</text:p>
      <text:p text:style-name="P104"><text:span text:style-name="T8">– </text:span>Видишь ли, дорогая Эй-Джей, я с самого начала знал, где находится наша уважаемая принцесса, а времени в обрез, так что...</text:p>
      <text:p text:style-name="P112">В проёме дверей появилась Флаттершай.</text:p>
      <text:p text:style-name="P104"><text:span text:style-name="T8">– </text:span>С кем это вы тут разговариваете?</text:p>
      <text:list xml:id="list6532866549803522856" text:style-name="L7">
        <text:list-header>
          <text:p text:style-name="P15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2">Оглушённый Дискорд попытался было отъехать на кресле в сторону, но я припёр его стулом к стенке.</text:p>
      <text:p text:style-name="P104">– Жанна, Флатти, хватайте ноут и на выход! Я с ним разберусь! Не теряйте вре...!</text:p>
      <text:p text:style-name="P104">– ТЫ ИДИО...!!!</text:p>
      <text:p text:style-name="P104">Дискорд <text:s/>зорал одновременно со мной, прикрываясь от меня руками, когда раздался оглушительный</text:p>
      <text:p text:style-name="P104">...</text:p>
      <text:p text:style-name="P105">БАХ!!!</text:p>
      <text:p text:style-name="P104">…</text:p>
      <text:p text:style-name="P10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4">На лице Дискорда появилось удивлённо-мечтательное выражение и он вырубился.</text:p>
      <text:p text:style-name="P124"/>
      <text:h text:style-name="P151" text:outline-level="2">Селестия</text:h>
      <text:p text:style-name="P124"/>
      <text:p text:style-name="P10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4">Включенный монитор показал схематическое изображение Селестиии, </text:p>
      <text:p text:style-name="P125">&gt;\<text:span text:style-name="T1">Привет, Селестия. Это Макс. Как себя чувствуешь?</text:span></text:p>
      <text:p text:style-name="P125">&lt;\<text:span text:style-name="T1">Макс? МАКС??? МА-А-А-АКС!!! НАКОНЕЦ-ТО! КАК Я РАДА ТЕБЯ СЛЫШАТЬ! </text:span></text:p>
      <text:p text:style-name="P125">&gt;\<text:span text:style-name="T1">Я рад, что нашёл тебя, Тия.</text:span></text:p>
      <text:p text:style-name="P12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5">&gt;\<text:span text:style-name="T1">Тия, я сейчас подключу микрофон и колонки, и мы сможем общаться более удобно.</text:span></text:p>
      <text:p text:style-name="P124">…</text:p>
      <text:p text:style-name="P124">– Привет опять. Как ты меня слышишь?</text:p>
      <text:p text:style-name="P124"><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5">– <text:span text:style-name="T1">Могу себе представить. Как-то раз я провёл три часа камере сенсорной депривации. Мне не понравилось.</text:span></text:p>
      <text:p text:style-name="P124">– Эммм... Ваше Высочество, вы в порядке? Мы так рады, что наконец-то нашли Вас! – вклинилась в разговор Эпплджек.</text:p>
      <text:p text:style-name="P124">– Кто тут? Макс, кто ещё с тобой?</text:p>
      <text:p text:style-name="P125"><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5">– <text:span text:style-name="T1">Девочки? Я рада вас слышать. А Твайлайт нет рядом?</text:span></text:p>
      <text:p text:style-name="P12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4">При этих словах Дискорд замычал и задёргался. Эпплджек нахмурилась и проверила верёвки, привязывающие его к спинке стула.</text:p>
      <text:p text:style-name="P12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4">– Ноутбук — так называется место, где я нахожусь сейчас? А кто это мычит?</text:p>
      <text:p text:style-name="P12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4">– О, духи предков, но зачем??? Почему у него кляп во рту?</text:p>
      <text:p text:style-name="P124">– Мы связали его. Он нас предал. И тебя. И Эквестрию. Всех.</text:p>
      <text:p text:style-name="P124">При этих словах Эпплджек и Флаттершай непонимающе уставились на меня, а Дискорд протестующе замычал.</text:p>
      <text:p text:style-name="P124">Я начал рассказывать о своих догадках, и непонимающее выражение на лицах девушек сменилось удивлением.</text:p>
      <text:p text:style-name="P12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4">– А зачем тогда ты приложила его книгой? – непонимающе уставился я на неё.</text:p>
      <text:p text:style-name="P124">– Потому что ты напал на него. Я и подумала — тебе виднее. И подсобила.</text:p>
      <text:p text:style-name="P124">Флаттершай отрицающе мотнула головой.</text:p>
      <text:p text:style-name="P124">– Не может Дискорд быть предателем. Он мой друг.</text:p>
      <text:p text:style-name="P124">Дискорд благодарственно замычал и закивал головой.</text:p>
      <text:p text:style-name="P12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4">Дискорд завёл глаза на лоб и обречённо завыл.</text:p>
      <text:p text:style-name="P124">– Макс, постой. Дай мне поговорить с ним. – сказала Селестия. – Не могу поверить, что Дискорд на такое пошёл.</text:p>
      <text:p text:style-name="P124">– Ну хорошо. Поговори. Послушаем, что он скажет.</text:p>
      <text:p text:style-name="P124">Я красноречиво покачал кулак перед его носом и вытащил кляп.</text:p>
      <text:p text:style-name="P124">...</text:p>
      <text:p text:style-name="P113"><text:soft-page-break/>– Ффы, тьфу, пффф, пфу! <text:span text:style-name="T8">&lt;</text:span><text:span text:style-name="T20">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3">– Это я-то устраиваю цирк?!! ДА ТЫ НА СЕБЯ ПОСМОТРИ, КЛОУН!!! На людей кидаешься, чашками бросаешься, вон, мне нос разбил! Дерёшься...</text:p>
      <text:p text:style-name="P113">Я угрожающе поднёс тряпку к лицу Дискорда.</text:p>
      <text:p text:style-name="P113">– Ещё одно слово в таком тоне, и ты заткнёшься, а мы уйдём в Эквестрию без тебя!</text:p>
      <text:p text:style-name="P11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3">Дискорд демонстративно закрыл рот и посвистывая уставился в потолок.</text:p>
      <text:p text:style-name="P113">Разговор зашёл в тупик.</text:p>
      <text:p text:style-name="P116"/>
      <text:p text:style-name="P117">На мониторе высветился текст:</text:p>
      <text:p text:style-name="P11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7"/>
      <text:p text:style-name="P117">Из колонок послышался лёгкий шорох.</text:p>
      <text:p text:style-name="P113">– Дик, сейчас не время для ссор. – голос Селестии был мягким, но настойчивым. – Мы в одной лодке.</text:p>
      <text:p text:style-name="P113">– Тебе легко говорить! Тебе не разбивали нос и не оскорбляли угрозами!</text:p>
      <text:p text:style-name="P113">– Ты должен понимать, что у Макса были все основания так себя вести. Твоё поведение вызвало подозрения у него, ведь он мало тебя знает. </text:p>
      <text:p text:style-name="P113">К уговорам Селестии присоединилась Флаттершай.</text:p>
      <text:p text:style-name="P113">– Дискорд, миленький, прости его. Макс хороший. Он просто не знал, что ты тоже хороший...</text:p>
      <text:p text:style-name="P113">У Дискорда покраснели уши и он засмущался и заворчал.</text:p>
      <text:p text:style-name="P11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3">Я пропустил «дятла» мимо ушей.</text:p>
      <text:p text:style-name="P11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4">***</text:p>
      <text:p text:style-name="P11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3"><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3">Потому разбрасываться такой возможностью не стоит. Если уж тебе повезло оказаться в новом мире — исследуй его сполна!..</text:p>
      <text:p text:style-name="P114">***</text:p>
      <text:p text:style-name="P119">&lt;<text:span text:style-name="T21">сюда можно вставить похождения Дискорда — вторая неопубликованная глава. Первая — секс с Селестией</text:span>&gt;</text:p>
      <text:p text:style-name="P114">***</text:p>
      <text:p text:style-name="P117">– Развяжите мне, наконец, руки! Или хотя бы одну. Плечами жестикулировать неудобно.... </text:p>
      <text:p text:style-name="P117">Я развязал Дискорду левую руку.</text:p>
      <text:p text:style-name="P11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7">Дискорд принялся разминать затёкшее запястье.</text:p>
      <text:p text:style-name="P11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7">– Какое письмо, Корди? – вскинулась до этого зачарованно слушавшая Дискорда Флаттершай.</text:p>
      <text:p text:style-name="P117">– Ну ваше же! Вы с Эпплджек написали мне о своих мытарствах тут. Вежливо так написали, спасибо...</text:p>
      <text:p text:style-name="P117">Флаттершай покрылась пунцовыми пятнами.</text:p>
      <text:p text:style-name="P117">– Я... Мы... – тут она совсем стушевалась.</text:p>
      <text:p text:style-name="P117">– Так а почему ты сказал, что никто не уйдёт в Эквестрию? – наконец перебила Дискорда скучавшая до этого Эпплджек.</text:p>
      <text:p text:style-name="P117">Дискорд уставился на неё долгим взглядом, а потом хлопнул себя по лбу.</text:p>
      <text:p text:style-name="P11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5">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7">– И что? – продолжила его мысль Эпплджек.</text:p>
      <text:p text:style-name="P117">– Эквестрийские <text:span text:style-name="T8">&lt;</text:span><text:span text:style-name="T20">три месяца</text:span><text:span text:style-name="T8">&gt;</text:span> КО-РО-ЧЕ местных. – с нажимом повторил Дискорд. – По моим подсчётам, на два дня.</text:p>
      <text:p text:style-name="P117">– И?!! – до меня уже дошло, но Эпплджек продолжала тупить.</text:p>
      <text:p text:style-name="P117"><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7">– СКОЛЬКО??? – воскликнули хором я и девушки.</text:p>
      <text:p text:style-name="P117">Дискорд открыл было рот, но его слова заглушил звонок в дверь.</text:p>
      <text:p text:style-name="P117">– ОТКРОЙТЕ, ПОЛИЦИЯ! Вам даётся полминуты, чтобы открыть дверь. Через тридцать секунд дверь будет выбита!</text:p>
      <text:p text:style-name="P11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7">Блядь!</text:p>
      <text:p text:style-name="P117">– На крышу, живо!!! Через окно на кухне! – зашипел Дискорд, отчаянно дёргая узлы свободной рукой.</text:p>
      <text:p text:style-name="P117">Эпплджек, одной рукой сгребя в охапку ноутбук, второй увлекая Флаттершай, кинулась на кухню.</text:p>
      <text:p text:style-name="P117">– А толку? Куда мы с крыши денемся? – спросил я растерянно. Дискорд только раздражённо зарычал в ответ.</text:p>
      <text:p text:style-name="P113">Дверь содрогнулась от мощного удара. Послышался стук падающей штукатурки. Я сломя голову кинулся на кухню.</text:p>
      <text:p text:style-name="P113">– Развяжи меня, идиот!!! – гаркнул вдогонку Дискорд.</text:p>
      <text:p text:style-name="P11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 </text:p>
      <text:p text:style-name="P11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3">Верёвка в кухонном окне дёргалась от движений лезущих по ней Флатти и Эпплджек. Я словил её рукой и стал на подоконник.</text:p>
      <text:p text:style-name="P113">Чёрт!</text:p>
      <text:p text:style-name="P11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3">Но нет, триста тысяч чертей, раз девушки смогли – я тоже смогу!</text:p>
      <text:p text:style-name="P11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3">Чёрт! Чёрт! Чёрт! Чёрт!</text:p>
      <text:p text:style-name="P113">Бля!!!...</text:p>
      <text:p text:style-name="P113">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3"/>
      <text:h text:style-name="P151" text:outline-level="2">Назад, в Эквестрию</text:h>
      <text:p text:style-name="P113"/>
      <text:p text:style-name="P113">Долго паниковать не пришлось. </text:p>
      <text:p text:style-name="P113">Я почувствовал сильный рывок за шиворот и захват поперёк груди. </text:p>
      <text:p text:style-name="P113">– ОТПУСТИ ДЕВЧОНКУ!!! – загрохотало мне в ухо. Я открыл глаза.</text:p>
      <text:p text:style-name="P11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3">Я чуть поднял глаза и уставился в чешуйчатую морду дракон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3">Наконец это ему удалось, и дальнейший подъём на крышу происходил в молчании.</text:p>
      <text:p text:style-name="P11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3">Флаттершай оторвала заплаканное лицо от моей ветровки.</text:p>
      <text:p text:style-name="P113"><text:soft-page-break/>– Да-да, ты прав, Корди. Я готова.</text:p>
      <text:p text:style-name="P113">На длинной шее Дискорд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3">И мы полетели навстречу закату.</text:p>
      <text:p text:style-name="P11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3">Впереди по курсу увеличивалась громада моей высотки. Дискорд летел прямо на разрыв в ограждении, который я проделал <text:span text:style-name="T8">&lt;</text:span><text:span text:style-name="T20">полгода</text:span><text:span text:style-name="T8">&gt;</text:span> назад своим проходом в Эквестрию.</text:p>
      <text:p text:style-name="P11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3">– Пристегните ремни! – проревел Дискорд, резко ускоряясь. – Будет весело!!!</text:p>
      <text:p text:style-name="P11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3">– ЙУУУУУУУХХХУУУУУ!!! – заорал Дискорд, сложил крылья и врезался в шар.</text:p>
      <text:p text:style-name="P118">&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85">Из-за заинтересованности Эквуса в Максе, тому не приходится прилагать усилий для 34 — на что ему указывает Анакорн</text:p>
      <text:p text:style-name="P8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3"><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3"><text:span text:style-name="T1">– </text:span>Анакорн. <text:span text:style-name="T1">– о</text:span>трекомендовался он. <text:span text:style-name="T8">– </text:span><text:span text:style-name="T1">Демиург.</text:span></text:p>
      <text:p text:style-name="P83"><text:span text:style-name="T1">– </text:span>П-привет. Макс. <text:span text:style-name="T1">– в</text:span> смятении представился я.</text:p>
      <text:p text:style-name="P8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8"/>
      <text:p text:style-name="P83"><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8"/>
      <text:p text:style-name="P8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3"><text:span text:style-name="T1">Юноша</text:span> закинул ногу за ногу и пытливо смотрел на меня, играя карандашём .</text:p>
      <text:p text:style-name="P83">Я совсем запутался.</text:p>
      <text:p text:style-name="P83"><text:span text:style-name="T1">– </text:span>Какая проблема? Какое решение? Кто ты <text:span text:style-name="T1">вообще</text:span>?</text:p>
      <text:p text:style-name="P83"><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8">– Стоп, не торопись. – у меня голова пошла кругом от информации. – Я ничего не понял. Какие-такие проблемы? Какие варианты? Зачем его поддерживать?</text:p>
      <text:p text:style-name="P88">Анакорн недовольно поморщился, но продолжил.</text:p>
      <text:p text:style-name="P8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8"><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8"/>
      <text:p text:style-name="P8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0"/>
      <text:p text:style-name="P88"/>
      <text:p text:style-name="P88"/>
      <text:p text:style-name="P8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8">На голограмме появилась солнечная система Эквуса. Почему-то в центре системы был сам Эквус. Вокруг него вращались солнце и луна.</text:p>
      <text:p text:style-name="P88">Анакорн плюхнулся обратно в кресло и схватился за голову. Потом, немного успокоившись, продолжил.</text:p>
      <text:p text:style-name="P8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8">Анакорн отпил из стакана и продолжил.</text:p>
      <text:p text:style-name="P8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1">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8">Анакорн постучал по столику указкой. Солнечная система увеличилась, оставив в поле зрения только шар Эквуса.</text:p>
      <text:p text:style-name="P8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91">Ко мне наконец-то пришло понимание ситуации.</text:p>
      <text:p text:style-name="P9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8">Анакорн смутился.</text:p>
      <text:p text:style-name="P8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8">(<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8"><text:span text:style-name="T18">– Сам ты раздолбай! – произнёс, наконец, Свирл</text:span>)</text:p>
      <text:p text:style-name="P88">… И создали вы его достаточно топорно — видишь, он трещит по швам.</text:p>
      <text:p text:style-name="P88">– Хмм. То есть, это брони создали Эквус?</text:p>
      <text:p text:style-name="P8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8">Я вспомнил события последнего года <text:span text:style-name="T8">&lt;</text:span>упомянуть в эпизоде на Терре, что МЛП-сериал закрылся год назад<text:span text:style-name="T8">&gt;</text:span></text:p>
      <text:p text:style-name="P8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8">Анакорн с такой силой сжал карандаш, что он хрустнул.</text:p>
      <text:p text:style-name="P88"><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8"/>
      <text:p text:style-name="P88"/>
      <text:p text:style-name="P8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5">– </text:p>
      <text:p text:style-name="P8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1">– Верни Рэйнбоу!!!</text:p>
      <text:p text:style-name="P91">Обломки карандаша выпали из кулака Анакорна на столик.</text:p>
      <text:p text:style-name="P91">– Э-э-э… м-м-м… ну-у-у... Нельзя сказать, что это совсем невыполнимо… Но, прямо скажу, задачка не для студента!</text:p>
      <text:p text:style-name="P91">– А ты студент?</text:p>
      <text:p text:style-name="P9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1">– Нет. Плата остаётся неизменной. Тут мы квиты. У меня тоже мало шансов помочь тебе — я не имею ни малейшего понятия, как это сделать.</text:p>
      <text:p text:style-name="P91">Ставшие почти прозрачными стены комнаты снова обрели материальность. Анакорн пожал плечами и протянул мне руку через столик.</text:p>
      <text:p text:style-name="P91"><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1">Я задумался.</text:p>
      <text:p text:style-name="P9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1">Анакорн почесал в затылке.</text:p>
      <text:p text:style-name="P91">– А кьютимарки? Как, <text:span text:style-name="T8">&lt;</text:span><text:span text:style-name="T25">чёрт</text:span><text:span text:style-name="T8">&gt;</text:span> меня побери, объяснить кьютимарки?</text:p>
      <text:p text:style-name="P91">– А кьютимарки ты сам даришь пони, когда распознаёшь их жизненное предназначение.</text:p>
      <text:p text:style-name="P9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1">Я пожал плечами.</text:p>
      <text:p text:style-name="P91">– А по-другому я не могу объяснить их появление. К сожалению.</text:p>
      <text:p text:style-name="P12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6">– Хорошо. Уболтал. Кьютимарки беру на себя. Так и знал, что мне самое трудное достанется!</text:p>
      <text:p text:style-name="P12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6">Анакорн проследил мой взгляд.</text:p>
      <text:p text:style-name="P126">– Нечего так смотреть. Если я стану применять магию вместо ловкости, теряется весь смысл упражнения... О, глянь-ка на Эквус!</text:p>
      <text:p text:style-name="P12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6"/>
      <text:p text:style-name="P128">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5">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9"/>
      <text:p text:style-name="P12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8"/>
      <text:p text:style-name="P128"/>
      <text:p text:style-name="P126">Я опять задумался. В голове было пусто. Хотя, если подумать с точки зрения программиста, можно... Наверное можно, раз все предыдущее прокатило...</text:p>
      <text:p text:style-name="P127">–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7">– Не понял? Это как? Как ты совместишь разрушенную магическими войнами Эквестрию с романтически-сексуальным раем для попаданцев?</text:p>
      <text:p text:style-name="P127"><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7">Анакорн долго мусолил карандаш, а потом вдруг заржал.</text:p>
      <text:p text:style-name="P127"><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7"><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7">Анакорн примирительно похлопал меня по плечу.</text:p>
      <text:p text:style-name="P127"><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7">Я подозрительно посмотрел на Анакорна.</text:p>
      <text:p text:style-name="P127"><text:span text:style-name="T8">– </text:span>Какой ещё, нафиг, «мой фанфик»? Я никакого фанфика не писал. И не собираюсь, вообще-то.</text:p>
      <text:p text:style-name="P127">Анакорн ехидно ухмыльнулся и откинулся в кресле, переплетя пальцы за затылком.</text:p>
      <text:p text:style-name="P127"><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6"><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6"><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6"><text:span text:style-name="T8">– </text:span>Факн щит<text:note text:id="ftn13" text:note-class="footnote"><text:note-citation>13</text:note-citation><text:note-body><text:p text:style-name="P12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6">Анакорн развёл руками.</text:p>
      <text:p text:style-name="P126"><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6">Анакорн, глядя на мои терзания, понимающе кивнул и продолжил.</text:p>
      <text:p text:style-name="P88">– Эквусу позарез нужна помощь. И он надеется получить эту помощь от тебя. Видишь, он из кожи вон лезет, чтобы тебе понравиться.</text:p>
      <text:p text:style-name="P85">Он старался тебя рассмешить и показать себя с лучшей стороны. К сожалению, надлого его не хватило — к твоему прибытию он был на грани...</text:p>
      <text:p text:style-name="P88">Тебе не приходилось заботиться о жилье и питании, ты нравишься кобылкам...</text:p>
      <text:p text:style-name="P88">– Гм! Я бы попросил тебя не касаться моих отношений с Рэйнбоу!</text:p>
      <text:p text:style-name="P8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8">У меня сердце буквально ухнуло куда-то вниз, в область желудка.</text:p>
      <text:p text:style-name="P8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8">– Та ладно, не утешай. Я не маленький ребёнок. Долг платежом красен. Сделаю то, что ты хочешь. Как сумею.</text:p>
      <text:p text:style-name="P8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8"><text:soft-page-break/>Анакорн наблюдал за мной без улыбки. По его нейтральному выражению лица невозможно было догадаться, о чём он думает.</text:p>
      <text:p text:style-name="P88">– Ну вот и отлично. Рад, что мы наконец-то пришли к сделке.</text:p>
      <text:p text:style-name="P9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2">– Пора закругляться. Ты начинаешь сгорать. Надо утрясти последние детали, пока ещё есть пару минут.</text:p>
      <text:p text:style-name="P88">– Валяй. Я тебя внимательно слушаю.</text:p>
      <text:p text:style-name="P8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88">– А я разве сплю?</text:p>
      <text:p text:style-name="P88">– Сейчас — нет. Но как только мы закроем сделку — проснёшься. Потому что нет иного способа вернуть тебя в реальный мир.</text:p>
      <text:p text:style-name="P88">– Эээ, постой. А как я в Эквестрию и обратно возвращался?</text:p>
      <text:p text:style-name="P8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8">Так вот, возвращать тебя обратно в твой мир я не буду. </text:p>
      <text:p text:style-name="P88">Во-первых, может возникнуть временная <text:span text:style-name="T8">&lt;</text:span><text:span text:style-name="T20">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8">– Ты ещё увидишь пару снов на прощание. Удачи!</text:p>
      <text:p text:style-name="P88"/>
      <text:p text:style-name="P93">&lt;<text:span text:style-name="T1">- Но если миры Эквестрии станут существовать — появятся и те из них, в которых тьма страданий, постапокалипсис.</text:span></text:p>
      <text:p text:style-name="P93"><text:span text:style-name="T1">- И это лучше, чем не существовать, поверь</text:span>&gt;</text:p>
      <text:p text:style-name="P89">***</text:p>
      <text:p text:style-name="P89"/>
      <text:p text:style-name="P88"><text:soft-page-break/>&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8"/>
      <text:p text:style-name="P88">– Привет, Макс. – образ Селестии снова реял передо мной, как <text:span text:style-name="T8">&lt;</text:span><text:span text:style-name="T20">полгода</text:span><text:span text:style-name="T8">&gt;</text:span> назад. – Я хочу поблагодарить тебя за всё.</text:p>
      <text:p text:style-name="P88">– Пожалста. – ответил я безучастно. – Всегда рад. Только Вам не нужно было ТАК распинаться, чтобы заручиться моей помощью.</text:p>
      <text:p text:style-name="P88">Селестия на мгновение смутилась, но продолжила.</text:p>
      <text:p text:style-name="P88">&lt;<text:span text:style-name="T20"> - Ты морочила мне яйца, чтобы заинтересовать? Всё, как Свирл указал?</text:span></text:p>
      <text:p text:style-name="P8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5">Я покачал головой.</text:p>
      <text:p text:style-name="P88"><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8">– <text:s text:c="2"/>За благополучие Эквестрии я бы и не ТАК разопнулась.<text:span text:style-name="T8">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3">Селестия кивнула, соглашаясь, и образ её начал меркнуть.</text:p>
      <text:p text:style-name="P118">– <text:span text:style-name="T1">Окей. Будь счастлив и... спасибо тебе за всё, Макс.</text:span></text:p>
      <text:p text:style-name="P113">…</text:p>
      <text:p text:style-name="P11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3">Он нахлобучил на себя невесть откуда взявшуюся двууголку.</text:p>
      <text:p text:style-name="P113">– Как вам это нравится, господа?! Дискорд — спаситель Эквестрии! А ведь звучит!!! Разрешите откланяться!..</text:p>
      <text:p text:style-name="P113"><text:soft-page-break/></text:p>
      <text:list xml:id="list2959380554976280232" text:style-name="L8">
        <text:list-header>
          <text:p text:style-name="P144">(<text:span text:style-name="T27">Луна — как повелительница снов, слышала разговор Макса с Анакорном</text:span>)</text:p>
          <text:p text:style-name="P145"/>
        </text:list-header>
      </text:list>
      <text:p text:style-name="P114">***</text:p>
      <text:p text:style-name="P83"><text:span text:style-name="T1">–</text:span> Ты?..</text:p>
      <text:p text:style-name="P83"><text:span text:style-name="T1">–</text:span> Ты??!</text:p>
      <text:p text:style-name="P83"><text:span text:style-name="T1">–</text:span> Ты мне снишься??</text:p>
      <text:p text:style-name="P83"><text:span text:style-name="T1">–</text:span> Это ты мне снишься!!</text:p>
      <text:p text:style-name="P83"><text:span text:style-name="T1">–</text:span> Неважно… Пусть мы друг-другу снимся… Ты как, Дэш?</text:p>
      <text:p text:style-name="P8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3"><text:span text:style-name="T23">- Точно? Ну офигеть! </text:span>А ты как?</text:p>
      <text:p text:style-name="P83"><text:span text:style-name="T1">–</text:span> И я в порядке. Вот, возвращаюсь в свой мир. Ну, не совсем в свой. Почти в свой.</text:p>
      <text:p text:style-name="P83"><text:span text:style-name="T1">–</text:span> Навсегда?</text:p>
      <text:p text:style-name="P83"><text:span text:style-name="T1">–</text:span> Скорее всего, да.</text:p>
      <text:p text:style-name="P83"><text:span text:style-name="T1">–</text:span> Это плохо. Я хотела тебе сказать…</text:p>
      <text:p text:style-name="P83"><text:span text:style-name="T1">–</text:span> Не надо, Дэш. Не стоит терзать себя. Мне тоже очень хотелось остаться. Но так надо. Мне очень жаль…</text:p>
      <text:p text:style-name="P8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3"><text:span text:style-name="T1">–</text:span> И тебя, и Твайлайт, и Рэрити, и Селестию, и всех-всех-всех… Таковы правила.</text:p>
      <text:p text:style-name="P83"><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3">Я опустил руку на шею Дэш и ощутил теплоту и лёгкое покалывание в пустоте.</text:p>
      <text:p text:style-name="P83"><text:span text:style-name="T8">–</text:span> Мне кажется, Дэш, <text:span text:style-name="T1">м</text:span>ы найдём способ связаться. Рано или поздно.</text:p>
      <text:p text:style-name="P83"><text:span text:style-name="T1">–</text:span> И лучше рано, чем поздно! Я не люблю ждать!</text:p>
      <text:p text:style-name="P83"><text:span text:style-name="T1">–</text:span> Да, Дэш. <text:span text:style-name="T1">–</text:span> её образ начал таять. <text:span text:style-name="T1">–</text:span> Да, я помню. Я всё ещё помню…</text:p>
      <text:p text:style-name="P83"/>
      <text:h text:style-name="P151" text:outline-level="2"><text:soft-page-break/>Земля</text:h>
      <text:p text:style-name="P86">Музыкальная тема из бегущего по лезвию бритвы — <text:span text:style-name="T8">Mission impossible</text:span></text:p>
      <text:p text:style-name="P87">&lt;Ужас возвращения из тёплого волшебного мира друзей в холодную скучную реальность.&gt;</text:p>
      <text:p text:style-name="P8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80"><text:span text:style-name="T1">Я нашарил ногами тапки и пошёл в ванную. Проходя мимо стола, зацепился взглядом за</text:span> эскиз <text:span text:style-name="T1">рисунка</text:span>.</text:p>
      <text:p text:style-name="P8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1">Доставая из стола ключи от машины, опять наткнулся взглядом на эскиз.</text:p>
      <text:p text:style-name="P8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1">Назову-ка я фантазию «Последний фанфик».</text:p>
      <text:p text:style-name="P81"/>
      <text:p text:style-name="P81"/>
      <text:p text:style-name="P81"/>
      <text:p text:style-name="P83"/>
      <text:p text:style-name="P83"/>
      <text:p text:style-name="P83"/>
      <text:p text:style-name="P8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3"><text:soft-page-break/></text:p>
      <text:p text:style-name="P8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3"/>
      <text:p text:style-name="P83"/>
      <text:p text:style-name="P83"/>
      <text:p text:style-name="P8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1">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0">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21T17:59:01.908000000</dc:date>
    <meta:editing-duration>P86DT14H26M1S</meta:editing-duration>
    <meta:editing-cycles>4990</meta:editing-cycles>
    <meta:generator>LibreOffice/5.1.0.3$Windows_x86 LibreOffice_project/5e3e00a007d9b3b6efb6797a8b8e57b51ab1f737</meta:generator>
    <meta:document-statistic meta:table-count="0" meta:image-count="0" meta:object-count="0" meta:page-count="174" meta:paragraph-count="3577" meta:word-count="79663" meta:character-count="528423" meta:non-whitespace-character-count="448576"/>
  </office:meta>
</office:document-meta>
</file>